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CustomVariable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ustomGrammar.ValidateCustomGrammar( CoreAnnotationProcessorEnv env , Diagnostics diagnostic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eCustom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CustomVariableGrammar.ValidateCustomVariable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